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799cm" fo:margin-left="0.873cm" table:align="left" style:writing-mode="lr-tb"/>
    </style:style>
    <style:style style:name="Table1.A" style:family="table-column">
      <style:table-column-properties style:column-width="9.65cm"/>
    </style:style>
    <style:style style:name="Table1.B" style:family="table-column">
      <style:table-column-properties style:column-width="6.1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0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1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3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5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6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7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3" style:family="paragraph" style:parent-style-name="Standard">
      <style:text-properties fo:font-size="14pt" fo:language="uk" fo:country="UA" style:font-size-asian="14pt" style:font-size-complex="14pt"/>
    </style:style>
    <style:style style:name="P24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14.923cm" style:leader-style="dotted" style:leader-text="."/>
        </style:tab-stops>
      </style:paragraph-properties>
    </style:style>
    <style:style style:name="P26" style:family="paragraph" style:parent-style-name="Heading_20_1">
      <style:text-properties fo:font-size="14pt" fo:language="uk" fo:country="UA" fo:font-weight="bold" style:font-size-asian="14pt" style:font-weight-asian="bold" style:font-size-complex="14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9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0" style:family="paragraph" style:parent-style-name="Heading_20_2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31" style:family="paragraph" style:parent-style-name="Heading_20_2">
      <style:text-properties fo:font-size="14pt" fo:language="uk" fo:country="UA" fo:font-weight="bold" style:font-size-asian="14pt" style:font-weight-asian="bold" style:font-size-complex="14pt"/>
    </style:style>
    <style:style style:name="P32" style:family="paragraph" style:parent-style-name="Standard" style:list-style-name="Numbering_20_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33" style:family="paragraph" style:parent-style-name="Standard" style:list-style-name="Numbering_20_2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5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color="#00000a" style:font-name="TImes New Roman" fo:font-size="14pt" fo:language="uk" fo:country="UA" fo:font-weight="normal" fo:background-color="#ffffff" style:font-name-asian="Calibri" style:font-size-asian="14pt" style:language-asian="en" style:country-asian="US" style:font-weight-asian="normal" style:font-name-complex="Times New Roman4" style:font-size-complex="14pt" style:font-weight-complex="normal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font-size-asian="14pt" style:font-size-complex="14pt" style:font-weight-complex="bold"/>
    </style:style>
    <style:style style:name="T3" style:family="text">
      <style:text-properties fo:font-size="14pt" fo:language="uk" fo:country="UA" fo:font-weight="bold" style:font-size-asian="14pt" style:font-weight-asian="bold" style:font-size-complex="14pt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3.5pt" fo:language="uk" fo:country="UA" style:font-size-asian="13.5pt" style:font-size-complex="13.5pt"/>
    </style:style>
    <style:style style:name="T8" style:family="text">
      <style:text-properties fo:color="#000000" fo:font-size="14pt" fo:language="uk" fo:country="UA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акультет прикладної математики</text:p>
      <text:p text:style-name="P2">Кафедра програмного забезпечення комп’ютерних систем</text:p>
      <text:p text:style-name="P2"/>
      <text:p text:style-name="P11">“ЗАТВЕРДЖЕНО”</text:p>
      <text:p text:style-name="P11">Завідувач кафедри</text:p>
      <text:p text:style-name="P11">__________ І.А.Дичка</text:p>
      <text:p text:style-name="P12"><text:span text:style-name="T2">“___” ____________ 201</text:span><text:span text:style-name="T6">3</text:span><text:span text:style-name="T2"> р.<text:tab/></text:span></text:p>
      <text:p text:style-name="P2"/>
      <text:p text:style-name="P8"/>
      <text:p text:style-name="P8"/>
      <text:p text:style-name="P8"/>
      <text:p text:style-name="P7">СИСТЕМА РОЗПІЗНАВАННЯ ГРАФІЧНИХ ОБРАЗІВ НА ОСНОВІ ВИКОРИСТАННЯ ГРАФІЧНИХ ПРОЦЕСОРІВ</text:p>
      <text:p text:style-name="P2">Керівництво користувача</text:p>
      <text:p text:style-name="P10"><text:span text:style-name="T1">ПЗКС.</text:span><text:span text:style-name="T7">045490</text:span><text:span text:style-name="T8">-05-34</text:span>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“ПОГОДЖЕНО”</text:p>
            <text:p text:style-name="P13"/>
            <text:p text:style-name="P13">Керівник проекту:</text:p>
            <text:p text:style-name="P14"><text:span text:style-name="T2">__________ </text:span><text:span text:style-name="T2">О.І. Марченко</text:span></text:p>
            <text:p text:style-name="P13"/>
            <text:p text:style-name="P13">Нормоконтроль:</text:p>
            <text:p text:style-name="P14"><text:span text:style-name="T2">__________ М.В.</text:span><text:span text:style-name="T6"> </text:span><text:span text:style-name="T2">Онай</text:span></text:p>
            <text:p text:style-name="P15">__” ____________ 2011 р.</text:p>
          </table:table-cell>
          <table:table-cell table:style-name="Table1.A1" office:value-type="string">
            <text:p text:style-name="P4"/>
            <text:p text:style-name="P3"/>
            <text:p text:style-name="P3"/>
            <text:p text:style-name="P3"/>
            <text:p text:style-name="P6"/>
            <text:p text:style-name="P16"><text:span text:style-name="T2">Виконавець:</text:span><text:span text:style-name="T4"> </text:span></text:p>
            <text:p text:style-name="P17">__________ О.В. Паляниця</text:p>
            <text:p text:style-name="P5"/>
          </table:table-cell>
        </table:table-row>
      </table:table>
      <text:p text:style-name="P18"/>
      <text:p text:style-name="P5"/>
      <text:p text:style-name="P10"><text:span text:style-name="T2">201</text:span><text:span text:style-name="T6">3</text:span></text:p>
      <text:table-of-content text:style-name="Sect1" text:name="Table of Contents1">
        <text:table-of-content-source text:outline-level="2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9">ЗМІСТ</text:p>
          </text:index-title>
          <text:p text:style-name="P21"><text:a xlink:type="simple" xlink:href="#__RefHeading__2130_122874175" text:style-name="Index_20_Link" text:visited-style-name="Index_20_Link">1. Опис системи розпізнавання графічних образів на основі використання      графічних процесорів<text:tab/>3</text:a></text:p>
          <text:p text:style-name="P21"><text:a xlink:type="simple" xlink:href="#__RefHeading__2132_122874175" text:style-name="Index_20_Link" text:visited-style-name="Index_20_Link">2. Опис параметрів командного рядка<text:tab/></text:a>3</text:p>
          <text:p text:style-name="P20"><text:s text:c="4"/><text:a xlink:type="simple" xlink:href="#__RefHeading__2134_122874175" text:style-name="Index_20_Link" text:visited-style-name="Index_20_Link">2.1. Параметр --image<text:tab/></text:a>3</text:p>
          <text:p text:style-name="P20"><text:s text:c="4"/><text:a xlink:type="simple" xlink:href="#__RefHeading__2136_122874175" text:style-name="Index_20_Link" text:visited-style-name="Index_20_Link">2.2. Параметр --camera<text:tab/></text:a>3</text:p>
          <text:p text:style-name="P20"><text:s text:c="4"/><text:a xlink:type="simple" xlink:href="#__RefHeading__2138_122874175" text:style-name="Index_20_Link" text:visited-style-name="Index_20_Link">2.3. Параметр --data<text:tab/>4</text:a></text:p>
          <text:p text:style-name="P20"><text:s text:c="4"/><text:a xlink:type="simple" xlink:href="#__RefHeading__2140_122874175" text:style-name="Index_20_Link" text:visited-style-name="Index_20_Link">2.4. Параметр --cpu<text:tab/>4</text:a></text:p>
          <text:p text:style-name="P20"><text:s text:c="4"/><text:a xlink:type="simple" xlink:href="#__RefHeading__2142_122874175" text:style-name="Index_20_Link" text:visited-style-name="Index_20_Link">2.5. Параметр --gpu<text:tab/>4</text:a></text:p>
          <text:p text:style-name="P20"><text:s text:c="4"/><text:a xlink:type="simple" xlink:href="#__RefHeading__2144_122874175" text:style-name="Index_20_Link" text:visited-style-name="Index_20_Link">2.6. Комбінації параметрів, що призводять до невизначеної поведінки<text:tab/></text:a>4</text:p>
        </text:index-body>
      </text:table-of-content>
      <text:h text:style-name="P30" text:outline-level="2"/>
      <text:p text:style-name="P22"/>
      <text:p text:style-name="P22"/>
      <text:p text:style-name="P22"/>
      <text:p text:style-name="P22"/>
      <text:p text:style-name="P25"/>
      <text:h text:style-name="P27" text:outline-level="1"><text:bookmark-start text:name="__RefHeading__2130_122874175"/><text:span text:style-name="T3">1. Опис</text:span><text:span text:style-name="T3"> системи розпізнавання графічних образів на основі використання графічних процесорів</text:span><text:bookmark-end text:name="__RefHeading__2130_122874175"/></text:h>
      <text:p text:style-name="P23">Система розпізнавання графічних образів на основі використання графічних процесорів дозволяє користувачу виявляти людські обличчя на статичних зображеннях та у відеопотоці, що отримується з веб-камери.</text:p>
      <text:p text:style-name="P23">Система розпізнавання графічних образів на основі використання графічних процесорів являє собою консольний додаток. Необхідні для роботи параметри передаються у вигляді параметрів командного рядка. Коректними параметрами командного рядка у розробленому додатку являються:</text:p>
      <text:list xml:id="list5169035721" text:style-name="Numbering_20_1">
        <text:list-item>
          <text:p text:style-name="P32">--image</text:p>
        </text:list-item>
        <text:list-item>
          <text:p text:style-name="P32">--camera</text:p>
        </text:list-item>
        <text:list-item>
          <text:p text:style-name="P32">--data</text:p>
        </text:list-item>
        <text:list-item>
          <text:p text:style-name="P32">--cpu</text:p>
        </text:list-item>
        <text:list-item>
          <text:p text:style-name="P32">--gpu</text:p>
        </text:list-item>
      </text:list>
      <text:h text:style-name="P26" text:outline-level="1"/>
      <text:h text:style-name="P26" text:outline-level="1"/>
      <text:h text:style-name="P26" text:outline-level="1"><text:bookmark-start text:name="__RefHeading__2132_122874175"/>2. Опис параметрів командного рядка<text:bookmark-end text:name="__RefHeading__2132_122874175"/></text:h>
      <text:h text:style-name="P31" text:outline-level="2"><text:bookmark-start text:name="__RefHeading__2134_122874175"/>2.1. Параметр --image<text:bookmark-end text:name="__RefHeading__2134_122874175"/></text:h>
      <text:p text:style-name="P23">Параметр —image дозволяє вказати шлях до зображення на якому необхідно виявити обличчя.</text:p>
      <text:p text:style-name="P23">Приклад використання: --image /home/olehp/lena.jpg</text:p>
      <text:h text:style-name="P31" text:outline-level="2"/>
      <text:h text:style-name="Heading_20_2" text:outline-level="2"><text:bookmark-start text:name="__RefHeading__2136_122874175"/><text:span text:style-name="T3">2.</text:span><text:span text:style-name="T3">2</text:span><text:span text:style-name="T3">. Параметр </text:span><text:span text:style-name="T3">--</text:span><text:span text:style-name="T3">camera</text:span><text:bookmark-end text:name="__RefHeading__2136_122874175"/></text:h>
      <text:p text:style-name="Standard"><text:span text:style-name="T5">Параметр </text:span><text:span text:style-name="T5">--camera</text:span><text:span text:style-name="T5"> вказує, що необхідно проводити виявлення облич у відеопотоці, що отримується з веб-камери. Одразу після параметру потрібно передати три аргументи, що представляють відповідно: </text:span></text:p>
      <text:list xml:id="list1498194250" text:style-name="Numbering_20_2">
        <text:list-item>
          <text:p text:style-name="P33">довжину кадру, що отримується;</text:p>
        </text:list-item>
        <text:list-item>
          <text:p text:style-name="P33">ширину кадру, що отримується;</text:p>
        </text:list-item>
        <text:list-item>
          <text:p text:style-name="P33"><text:soft-page-break/>ідентифікатор веб-камери, що буде використовуватись.</text:p>
        </text:list-item>
      </text:list>
      <text:p text:style-name="P24">Приклад використання: --camera 640 480 0</text:p>
      <text:h text:style-name="P31" text:outline-level="2"/>
      <text:h text:style-name="Heading_20_2" text:outline-level="2"><text:bookmark-start text:name="__RefHeading__2138_122874175"/><text:span text:style-name="T3">2.</text:span><text:span text:style-name="T3">3</text:span><text:span text:style-name="T3">. Параметр </text:span><text:span text:style-name="T3">--data</text:span><text:bookmark-end text:name="__RefHeading__2138_122874175"/></text:h>
      <text:p text:style-name="P23">Параметр --data дозволяє вказати шлях до даних, що отримуються при тренуванні класифікаторів.</text:p>
      <text:p text:style-name="P23">Приклад використання: --data /home/olehp/data.xml</text:p>
      <text:h text:style-name="P31" text:outline-level="2"/>
      <text:h text:style-name="Heading_20_2" text:outline-level="2"><text:bookmark-start text:name="__RefHeading__2140_122874175"/><text:span text:style-name="T3">2.</text:span><text:span text:style-name="T3">4</text:span><text:span text:style-name="T3">. Параметр </text:span><text:span text:style-name="T3">--cpu</text:span><text:bookmark-end text:name="__RefHeading__2140_122874175"/></text:h>
      <text:p text:style-name="P23">Параметр --cpu вказує на необхідність використання лише центрального процесора при роботі.</text:p>
      <text:h text:style-name="P31" text:outline-level="2"/>
      <text:h text:style-name="Heading_20_2" text:outline-level="2"><text:bookmark-start text:name="__RefHeading__2142_122874175"/><text:span text:style-name="T3">2.</text:span><text:span text:style-name="T3">5</text:span><text:span text:style-name="T3">. Параметр </text:span><text:span text:style-name="T3">--</text:span><text:span text:style-name="T3">g</text:span><text:span text:style-name="T3">pu</text:span><text:bookmark-end text:name="__RefHeading__2142_122874175"/></text:h>
      <text:p text:style-name="Standard"><text:span text:style-name="T1">Параметр </text:span><text:span text:style-name="T1">--g</text:span><text:span text:style-name="T1">pu вказує на необхідність використання графічного процесора при роботі.</text:span></text:p>
      <text:h text:style-name="Heading_20_2" text:outline-level="2"><text:bookmark-start text:name="__RefHeading__2144_122874175"/><text:span text:style-name="T1">2.</text:span><text:span text:style-name="T1">6</text:span><text:span text:style-name="T1">. Комбінації параметрів, що призводять до невизначеної поведінки</text:span><text:bookmark-end text:name="__RefHeading__2144_122874175"/></text:h>
      <text:p text:style-name="P23">До невизначеної поведінки призводить одночасна передача наступних комбінацій параметрів командного рядка:</text:p>
      <text:list xml:id="list516905472" text:continue-list="list5169035721" text:style-name="Numbering_20_1">
        <text:list-item>
          <text:p text:style-name="P34">--cpu та --gpu</text:p>
        </text:list-item>
        <text:list-item>
          <text:p text:style-name="P35">--image та --cam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="100%" fo:margin-left="0cm" fo:margin-right="0cm" fo:margin-top="0.203cm" fo:margin-bottom="0cm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="100%" fo:margin-left="0cm" fo:margin-right="0cm" fo:margin-top="0cm" fo:margin-bottom="0.203cm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2cm" fo:margin-left="0cm" fo:margin-right="0cm" fo:margin-bottom="0cm" style:dynamic-spacing="false"/>
      </style:header-style>
      <style:footer-style>
        <style:header-footer-properties fo:min-height="0.10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3-06-17T23:18:36</dc:date>
    <dc:creator>olehp </dc:creator>
    <meta:editing-duration>P1DT9H35M56S</meta:editing-duration>
    <meta:editing-cycles>52</meta:editing-cycles>
    <meta:generator>LibreOffice/3.5$Linux_X86_64 LibreOffice_project/350m1$Build-2</meta:generator>
    <meta:document-statistic meta:table-count="1" meta:image-count="0" meta:object-count="0" meta:page-count="4" meta:paragraph-count="57" meta:word-count="345" meta:character-count="2412" meta:non-whitespace-character-count="2239"/>
  </office:meta>
</office:document-meta>
</file>